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2.803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2.6902in"/>
    </style:style>
    <style:style style:name="co7" style:family="table-column">
      <style:table-column-properties fo:break-before="auto" style:column-width="0.6575in"/>
    </style:style>
    <style:style style:name="co8" style:family="table-column">
      <style:table-column-properties fo:break-before="auto" style:column-width="2.7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 Mono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 Mono"/>
    </style:style>
    <style:style style:name="ce4" style:family="table-cell" style:parent-style-name="Default">
      <style:text-properties style:font-name="Ubuntu Mono"/>
    </style:style>
    <style:style style:name="ce5" style:family="table-cell" style:parent-style-name="Default">
      <style:text-properties fo:color="#ff8000" style:font-name="Ubuntu Mon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Ubuntu Mono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font-name="Ubuntu Mono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9" style:family="table-cell" style:parent-style-name="Default">
      <style:table-cell-properties fo:background-color="#ff8000"/>
      <style:text-properties style:font-name="Ubuntu Mono"/>
    </style:style>
    <style:style style:name="ce10" style:family="table-cell" style:parent-style-name="Default">
      <style:table-cell-properties fo:background-color="#ff8000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font-name="Ubuntu Mono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 Mono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8" table:default-cell-style-name="ce13"/>
        <table:table-column table:style-name="co4" table:number-columns-repeated="1016" table:default-cell-style-name="ce4"/>
        <table:table-row table:style-name="ro1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module name</text:p>
          </table:table-cell>
          <table:table-cell office:value-type="string" calcext:value-type="string">
            <text:p><text:s/>function</text:p>
          </table:table-cell>
          <table:table-cell table:style-name="ce6" office:value-type="string" calcext:value-type="string">
            <text:p>Module #</text:p>
          </table:table-cell>
          <table:table-cell office:value-type="string" calcext:value-type="string">
            <text:p>Function #</text:p>
          </table:table-cell>
          <table:table-cell office:value-type="string" calcext:value-type="string">
            <text:p>Payload bytes</text:p>
          </table:table-cell>
          <table:table-cell office:value-type="string" calcext:value-type="string">
            <text:p>payload type</text:p>
          </table:table-cell>
          <table:table-cell table:style-name="ce6" office:value-type="string" calcext:value-type="string">
            <text:p>Response bytes</text:p>
          </table:table-cell>
          <table:table-cell office:value-type="string" calcext:value-type="string">
            <text:p>Response 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5">
            <text:p>GAO</text:p>
          </table:table-cell>
          <table:table-cell office:value-type="string" calcext:value-type="string">
            <text:p>gaoSetGai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Gai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TempCorrectio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TempCorrectio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IConstL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IConstL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IConstM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IConstM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Averager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Averager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NumFFCFrame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NumFFCFrame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GetAverager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TestRamp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TestRamp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S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S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pm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pm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GetRpm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FfcZeroMea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FfcZeroMea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Pop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Pop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Close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Close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TooFewQuit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TooFewQuit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TooFew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TooFew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MinCorrection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MinCorrection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FrameHysteresi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FrameHysteresi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Bad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Bad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SetRnsNumGoodDamping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aoGetRnsNumGoodDamping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aoGetRnsFfcDesire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14">
            <text:p>ROIC</text:p>
          </table:table-cell>
          <table:table-cell office:value-type="string" calcext:value-type="string">
            <text:p>roicGetFPATemp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GetFrameCoun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GetActiveNormalizationTarg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SetFPARampStat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oicGetFPARampStat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GetSensorADC1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GetSensorADC2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SetFPATempOffs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oicGetFPATempOffs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SetFPATempMod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ROIC_TEMP_MOD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oicGetFPATempMod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ROIC_TEMP_MOD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GetFPATempTabl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2" office:value-type="string" calcext:value-type="string">
            <text:p>FLR_ROIC_FPATEMP_TABLE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oicSetFPATempValu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oicGetFPATempValu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BPR (bad pixel replace)</text:p>
          </table:table-cell>
          <table:table-cell office:value-type="string" calcext:value-type="string">
            <text:p>bprSetState(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prGetState(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6">
            <text:p>Telemetry</text:p>
          </table:table-cell>
          <table:table-cell office:value-type="string" calcext:value-type="string">
            <text:p>telemetrySetState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elemetryGetState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lemetrySetLocation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LOC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elemetryGetLocation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LOC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lemetrySetPacking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PACKING_E 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elemetryGetPacking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PACKING_E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69">
            <text:p>Boson</text:p>
          </table:table-cell>
          <table:table-cell office:value-type="string" calcext:value-type="string">
            <text:p>bosonGetCameraS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CameraP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FLR_BOSON_PARTNUMBER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SensorS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RunFF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SetFFC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GetFFC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FFCFrame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a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GetFFCFrame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bosonGetFFCInProgres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Reboo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SetFF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FFCMOD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GetFF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FFCMOD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Gain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GAINMOD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GetGain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GAINMOD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WriteDynamicHeader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ReadDynamicHeader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RestoreFactoryDefaults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b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RestoreFactoryBadPixels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WriteBadPixels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GetSoftwareRev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3x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BadPixelLocati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lookupFPATempDeg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lookupFPATempDegK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WriteLensNvFfc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WriteLensGain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SetLens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GetLens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a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Get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SensorP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f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2" office:value-type="string" calcext:value-type="string">
            <text:p>FLR_BOSON_SENSOR_PARTNUMBER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GainSwitchParam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R_BOSON_GAIN_SWITCH_PARAMS_T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string" calcext:value-type="string">
            <text:p>FLR_BOSON_GAIN_SWITCH_PARAMS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GainSwitchParam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GetSwitchToHighGainFlag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SwitchToLowGainFlag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CLowToHighPercen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MaxNUCTabl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MaxLensTabl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FfcWaitCloseFram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FfcWaitCloseFram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CheckForTableSwitc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GetDesired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FfcStatu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FFCSTATUS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FfcDesi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LastFFCFrameCoun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LastFFCTempDegK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TableSwitchDesi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Over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LowPower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OverTempEventOccur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PermitThermalShutdownOverri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PermitThermalShutdownOverri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GetMyriadTemp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NvFFCNucTableNumberLens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NvFFCNucTableNumberLens1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NvFFCFPATempDegKx10Lens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NvFFCFPATempDegKx10Lens1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FFCWarnTimeInSe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GetFFCWarnTimeInSe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OverTempEventCount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OverTempTimerInSe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OverTempTimerInSe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UnloadCurrentLensCorrecti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SetTimeForQuickFFCsInSec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a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bosonGetTimeForQuickFFCsInSec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ReloadCurrentLensCorrecti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bosonGetBootTimestamp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c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2" office:value-type="string" calcext:value-type="string">
            <text:p>4x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SetExtSyn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EXT_SYNC_MODE_E</text:p>
          </table:table-cell>
          <table:table-cell table:style-name="ce4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bosonGetExtSyn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EXT_SYNC_MOD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osonGetSensorHostCalVersi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a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18">
            <text:p>DVO</text:p>
          </table:table-cell>
          <table:table-cell office:value-type="string" calcext:value-type="string">
            <text:p>dvoSetAnalogVideoStat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dvoGetAnalogVideoStat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voSetOutputForma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OUTPUT_FORMAT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dvoGetOutputForma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OUTPUT_FORMAT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voSetOutputYCbCr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8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FLR_DVO_YCBCR_SETTINGS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dvoGetOutputYCbCr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2" office:value-type="string" calcext:value-type="string">
            <text:p>FLR_DVO_YCBCR_SETTINGS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voSetOutputRGB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a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DVO_RGB_SETTINGS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dvoGetOutputRGB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FLR_DVO_RGB_SETTINGS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voApplyCustom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voSetDisplayMod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DISPLAY_MOD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dvoGetDisplayMod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DISPLAY_MODE_E</text:p>
          </table:table-cell>
          <table:table-cell table:number-columns-repeated="1016"/>
        </table:table-row>
        <table:table-row table:style-name="ro1">
          <table:covered-table-cell/>
          <table:table-cell table:style-name="ce5" office:value-type="string" calcext:value-type="string">
            <text:p>dvoSetTyp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TYP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dvoGetTyp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TYP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voSetVideoStandard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VIDEO_STANDARD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dvoGetVideoStandard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VIDEO_STANDARD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voSetCheckVideoDacPresen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dvoGetCheckVideoDacPresen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dvoGetClockInfo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20x{UINT32 or FLOAT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">
            <text:p>Capture</text:p>
          </table:table-cell>
          <table:table-cell office:value-type="string" calcext:value-type="string">
            <text:p>captureSingleFrame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captureFrames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2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FLR_CAPTURE_SETTINGS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aptureSingleFrameWithSrc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CAPTURE_SRC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aptureSingleFrameToFile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16">
            <text:p>SCNR (column noise reduction)</text:p>
          </table:table-cell>
          <table:table-cell office:value-type="string" calcext:value-type="string">
            <text:p>scnrSetEnableStat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nrGetEnableStat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nrSetThColSum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nrGetThColSum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nrSetThPixel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nrGetThPixel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nrSetMaxCorr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nrGetMaxCorr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nrGetThPixelApplied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nrGetMaxCorrApplied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nrSetThColSum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nrGetThColSum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nrSetThPixel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nrGetThPixel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nrSetMaxCorr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nrGetMaxCorr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0">
            <text:p>AGC</text:p>
          </table:table-cell>
          <table:table-cell office:value-type="string" calcext:value-type="string">
            <text:p>agcSetPercentPer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1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PercentPer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LinearPercen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LinearPercen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OutlierC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OutlierC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GetDrO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MaxGa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9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MaxGa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df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b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df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Gamma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d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Gamma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GetFirst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GetLast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DetailHeadroom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DetailHeadroom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d2b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d2b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Sigma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7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Sigma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UseEntropy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UseEntropy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ROI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ROI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ROI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FLR_ROI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GetMaxGain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GetSigmaR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SetOutlierCutBalance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7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gcGetOutlierCutBalance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gcGetOutlierCut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2xFLOA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13">
            <text:p>TF (TNR – temporal noise reduction)</text:p>
          </table:table-cell>
          <table:table-cell office:value-type="string" calcext:value-type="string">
            <text:p>tfSetEnableState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fGetEnableState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fSetDelta_nf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fGetDelta_nf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fSetTHDeltaMotion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fGetTHDeltaMotion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fSetWLu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7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string" calcext:value-type="string">
            <text:p>FLR_TF_WLUT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fGetWLu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2" office:value-type="string" calcext:value-type="string">
            <text:p>FLR_TF_WLUT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fGetMotionCoun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fSetMotionThreshol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e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fGetMotionThreshol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fGetDelta_nfApplie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fGetTHDeltaMotionApplie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9">
            <text:p>MEM</text:p>
          </table:table-cell>
          <table:table-cell office:value-type="string" calcext:value-type="string">
            <text:p>memReadCapture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3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UCHAR+UINT_32+UINT_16</text:p>
          </table:table-cell>
          <table:table-cell table:style-name="ce7" office:value-type="float" office:value="512" calcext:value-type="float">
            <text:p>512</text:p>
          </table:table-cell>
          <table:table-cell table:style-name="ce12" office:value-type="string" calcext:value-type="string">
            <text:p>BYTEARRAY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emGetCaptureSize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UINT_32+UINT_16+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emWriteFlash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5</text:p>
          </table:table-cell>
          <table:table-cell table:style-name="ce7" office:value-type="float" office:value="267" calcext:value-type="float">
            <text:p>267</text:p>
          </table:table-cell>
          <table:table-cell table:style-name="ce9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memReadFlash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6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…</text:p>
          </table:table-cell>
          <table:table-cell table:style-name="ce7" office:value-type="float" office:value="512" calcext:value-type="float">
            <text:p>512</text:p>
          </table:table-cell>
          <table:table-cell table:style-name="ce16" office:value-type="string" calcext:value-type="string">
            <text:p>BYTEARRAY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emGetFlashSize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7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R_MEM_LOCATION_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emEraseFlash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8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FLR_MEM_LOCATION_E+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memEraseFlashPartial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9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>
            <text:p>FLR_MEM_LOCATION_E+UCHAR+2*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memReadCurrentGain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a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UINT_32+UINT_16</text:p>
          </table:table-cell>
          <table:table-cell table:style-name="ce7" office:value-type="float" office:value="512" calcext:value-type="float">
            <text:p>512</text:p>
          </table:table-cell>
          <table:table-cell table:style-name="ce16" office:value-type="string" calcext:value-type="string">
            <text:p>BYTEARRAY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emGetGainSize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UINT_32+2*UINT_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">
            <text:p>COLORLUT</text:p>
          </table:table-cell>
          <table:table-cell office:value-type="string" calcext:value-type="string">
            <text:p>colorLutSetControl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olorLutGetControl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olorLutSetId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COLORLUT_ID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olorLutGetId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COLORLUT_ID_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19">
            <text:p>SPNR (Spatial Pattern Noise Reduction)</text:p>
          </table:table-cell>
          <table:table-cell office:value-type="string" calcext:value-type="string">
            <text:p>spnrSetEnable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nrGetEnable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Get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SPNR_STAT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SetFrameDelay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nrGetFrameDelay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GetSFApplied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SetPSDKernel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a</text:p>
          </table:table-cell>
          <table:table-cell table:style-name="ce7" office:value-type="float" office:value="256" calcext:value-type="float">
            <text:p>256</text:p>
          </table:table-cell>
          <table:table-cell table:style-name="ce9" office:value-type="string" calcext:value-type="string">
            <text:p>FLR_SPNR_PSD_KERNEL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nrGetPSDKernel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b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256" calcext:value-type="float">
            <text:p>256</text:p>
          </table:table-cell>
          <table:table-cell table:style-name="ce12" office:value-type="string" calcext:value-type="string">
            <text:p>FLR_SPNR_PSD_KERNEL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SetS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c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nrGetS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SetS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e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nrGetS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SetD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nrGetD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SetD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nrGetD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SetNormTarget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4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nrGetNormTarget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nrGetNormTargetApplied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SCALER</text:p>
          </table:table-cell>
          <table:table-cell office:value-type="string" calcext:value-type="string">
            <text:p>scalerGetMax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alerSet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2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FLR_SCALER_ZOOM_PARAMS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alerGet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2" office:value-type="string" calcext:value-type="string">
            <text:p>FLR_SCALER_ZOOM_PARAMS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calerSetFractional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7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calerSetIndex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8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SYSCTRL</text:p>
          </table:table-cell>
          <table:table-cell office:value-type="string" calcext:value-type="string">
            <text:p>sysctrlSetFreezeSt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sctrlGetFreezeSt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ysctrlGetCameraFrameR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9">
            <text:p>TESTRAMP</text:p>
          </table:table-cell>
          <table:table-cell office:value-type="string" calcext:value-type="string">
            <text:p>testRampSetTyp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0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UCHAR+FLR_TESTRAMP_TYP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estRampGetTyp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FLR_TESTRAMP_TYPE_E 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stRampSetSettings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2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UCHAR+FLR_TESTRAMP_SETTINGS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estRampGetSettings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>
            <text:p>FLR_TESTRAMP_SETTINGS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stRampSetMotionStat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stRampGetMotionStat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estRampSet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stRampGet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CHA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stRampGetMax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CHA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28">
            <text:p>SYMBOLOGY</text:p>
          </table:table-cell>
          <table:table-cell office:value-type="string" calcext:value-type="string">
            <text:p>symbologySetEnab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Bitma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CHAR+4*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SendData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3</text:p>
          </table:table-cell>
          <table:table-cell table:style-name="ce7" office:value-type="float" office:value="131" calcext:value-type="float">
            <text:p>131</text:p>
          </table:table-cell>
          <table:table-cell table:style-name="ce9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Arc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4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Tex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table:style-name="ce7" office:value-type="float" office:value="146" calcext:value-type="float">
            <text:p>146</text:p>
          </table:table-cell>
          <table:table-cell table:style-name="ce9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MoveSprit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7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UCHAR+2*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AddTo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RemoveFrom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UpdateAndShow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a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UpdateAndShow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b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Delet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Delete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FilledRectang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e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UCHAR+4*UINT_16+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OutlinedRectang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UCHAR+4*UINT_16+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BitmapFromPng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2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UCHAR+3*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CompressedBitmap()</text:p>
          </table:table-cell>
          <table:table-cell table:number-columns-repeated="2" office:value-type="string" calcext:value-type="string">
            <text:p>0x14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UCHAR+4*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BitmapFromPngFi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6</text:p>
          </table:table-cell>
          <table:table-cell table:style-name="ce7" office:value-type="float" office:value="133" calcext:value-type="float">
            <text:p>133</text:p>
          </table:table-cell>
          <table:table-cell table:style-name="ce9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ResetWritePosi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Move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9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UCHAR+2*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MoveGroup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a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UCHAR+2*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FilledEllips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b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UCHAR+4*UINT_16+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CreateLin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c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UCHAR+4*UINT_16+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SetZorder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d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SaveConfigura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ymbologyReloadConfigura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ymbologyGetEnab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ymbologySetClonesNumber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mbologyMoveClone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2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2*UCHAR+2*UINT_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FILEOPS</text:p>
          </table:table-cell>
          <table:table-cell office:value-type="string" calcext:value-type="string">
            <text:p>fileOpsDir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ileOpsC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1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ileOpsM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2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fileOpsFopen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3</text:p>
          </table:table-cell>
          <table:table-cell table:style-name="ce7" office:value-type="float" office:value="256" calcext:value-type="float">
            <text:p>256</text:p>
          </table:table-cell>
          <table:table-cell table:style-name="ce9" office:value-type="string" calcext:value-type="string">
            <text:p>2*128*U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ileOpsFclos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fileOpsFrea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5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2*UINT_32</text:p>
          </table:table-cell>
          <table:table-cell table:style-name="ce7" office:value-type="float" office:value="132" calcext:value-type="float">
            <text:p>132</text:p>
          </table:table-cell>
          <table:table-cell table:style-name="ce12" office:value-type="string" calcext:value-type="string">
            <text:p>128*UCHAR+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ileOpsFwrit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6</text:p>
          </table:table-cell>
          <table:table-cell table:style-name="ce7" office:value-type="float" office:value="136" calcext:value-type="float">
            <text:p>136</text:p>
          </table:table-cell>
          <table:table-cell table:style-name="ce9" office:value-type="string" calcext:value-type="string">
            <text:p>2*UINT_32+128*U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ileOpsFtell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7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fileOpsFseek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8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3*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fileOpsFtruncat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9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2*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fileOpsRmdir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a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fileOpsRm() 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b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fileOpsRenam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c</text:p>
          </table:table-cell>
          <table:table-cell table:style-name="ce7" office:value-type="float" office:value="256" calcext:value-type="float">
            <text:p>256</text:p>
          </table:table-cell>
          <table:table-cell table:style-name="ce9" office:value-type="string" calcext:value-type="string">
            <text:p>2*128*UCHAR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fileOpsGetFileSiz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d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JFFS2</text:p>
          </table:table-cell>
          <table:table-cell office:value-type="string" calcext:value-type="string">
            <text:p>jffs2Mount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ffs2Unmount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2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jffs2GetState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JFFS2_STATE_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6">
            <text:p>SPLASHSCREEN</text:p>
          </table:table-cell>
          <table:table-cell office:value-type="string" calcext:value-type="string">
            <text:p>splashScreenSetDuration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2*UINT_32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splashScreenSetDataType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1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UINT_32+FLR_SPLASHSCREEN_FILETYP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lashScreenSetBackground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2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2*UINT_3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plashScreenGetDuration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lashScreenGetDataType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PLASHSCREEN_FILETYPE_E 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plashScreenGetBackground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5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SYSTEMSYMBOLS</text:p>
          </table:table-cell>
          <table:table-cell office:value-type="string" calcext:value-type="string">
            <text:p>systemSymbolsGetID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YSTEMSYMBOLS_SYMBOL_E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UCHAR+FLR_SYSTEMSYMBOLS_SYMBOL_E 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ystemSymbolsSetID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3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ystemSymbolsGetEnable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YSTEMSYMBOLS_SYMBOL_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ystemSymbolsSetEnable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5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SYSTEMSYMBOLS_SYMBOL_E+FLR_ENABLE_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1">
            <text:p>SFFC</text:p>
          </table:table-cell>
          <table:table-cell office:value-type="string" calcext:value-type="string">
            <text:p>sffcGetScaleFactor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ffcGetDelt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ffcSetDelt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ffcGetDelt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ffcSetDelt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4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ffcGetFp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ffcSetFp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6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ffcGetFp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ffcSetFp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ffcGetDeltaTempTimeLimitInSecs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ffcSetDeltaTempTimeLimitInSecs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a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1">
            <text:p>IMAGESTATS</text:p>
          </table:table-cell>
          <table:table-cell office:value-type="string" calcext:value-type="string">
            <text:p>imageStatsGetTotalHistPixels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GetPopBelowLowToHighThresh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GetPopAboveHighToLowThresh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Set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ROI_T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mageStatsGet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ROI_T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GetFirstBi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GetLastBi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GetMea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GetFirstBi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GetLastBi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imageStatsGetMea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9">
            <text:p>SRNR</text:p>
          </table:table-cell>
          <table:table-cell office:value-type="string" calcext:value-type="string">
            <text:p>srnrSetEnableState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rnrGetEnableState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R_ENABLE_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rnrSetThRowSum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rnrGetThRowSum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rnrSetThPixel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rnrGetThPixel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rnrSetMaxCorr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INT_1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rnrGetMaxCorr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rnrGetThPixelApplied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dummyBadCommand()</text:p>
          </table:table-cell>
          <table:table-cell office:value-type="string" calcext:value-type="string">
            <text:p>0xdead</text:p>
          </table:table-cell>
          <table:table-cell office:value-type="string" calcext:value-type="string">
            <text:p>0xbe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berately invalid Command Id for negative testing</text:p>
          </table:table-cell>
          <table:table-cell table:number-columns-repeated="1018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3:09:07.905929712</meta:creation-date>
    <meta:generator>LibreOffice/6.4.6.2$Linux_X86_64 LibreOffice_project/40$Build-2</meta:generator>
    <dc:date>2020-12-26T00:01:05.339854788</dc:date>
    <meta:editing-duration>PT8H55M44S</meta:editing-duration>
    <meta:editing-cycles>132</meta:editing-cycles>
    <meta:document-statistic meta:table-count="1" meta:cell-count="1979" meta:object-count="0"/>
  </office:meta>
</office:document-meta>
</file>